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1tle" style:family="paragraph">
      <style:text-properties fo:language="en" fo:country="US"/>
    </style:style>
    <style:style style:name="P6" style:parent-style-name="stytext" style:family="paragraph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1" style:family="table-column">
      <style:table-column-properties style:column-width="0.7812in" style:use-optimal-column-width="false"/>
    </style:style>
    <style:style style:name="TableColumn32" style:family="table-column">
      <style:table-column-properties style:column-width="1.1416in" style:use-optimal-column-width="false"/>
    </style:style>
    <style:style style:name="TableColumn33" style:family="table-column">
      <style:table-column-properties style:column-width="1.0347in" style:use-optimal-column-width="false"/>
    </style:style>
    <style:style style:name="TableColumn34" style:family="table-column">
      <style:table-column-properties style:column-width="0.7805in" style:use-optimal-column-width="false"/>
    </style:style>
    <style:style style:name="TableColumn35" style:family="table-column">
      <style:table-column-properties style:column-width="1.2826in" style:use-optimal-column-width="false"/>
    </style:style>
    <style:style style:name="TableColumn36" style:family="table-column">
      <style:table-column-properties style:column-width="0.8826in" style:use-optimal-column-width="false"/>
    </style:style>
    <style:style style:name="TableColumn37" style:family="table-column">
      <style:table-column-properties style:column-width="0.784in" style:use-optimal-column-width="false"/>
    </style:style>
    <style:style style:name="Table30" style:family="table">
      <style:table-properties style:width="6.6875in" fo:margin-left="0in" table: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0" style:parent-style-name="stytable-head" style:family="paragraph">
      <style:text-properties fo:language="en" fo:country="US"/>
    </style:style>
    <style:style style:name="TableCell4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2" style:parent-style-name="stytable-head" style:family="paragraph">
      <style:text-properties fo:language="en" fo:country="US"/>
    </style:style>
    <style:style style:name="TableCell43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4" style:parent-style-name="stytable-head" style:family="paragraph">
      <style:text-properties fo:language="en" fo:country="US"/>
    </style:style>
    <style:style style:name="TableCell4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6" style:parent-style-name="stytable-head" style:family="paragraph">
      <style:text-properties fo:language="en" fo:country="US"/>
    </style:style>
    <style:style style:name="TableCell4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8" style:parent-style-name="stytable-head" style:family="paragraph">
      <style:text-properties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.0194in" fo:padding-left="0.0395in" fo:padding-bottom="0.0194in" fo:padding-right="0.0395in"/>
    </style:style>
    <style:style style:name="P51" style:parent-style-name="stytable-0" style:family="paragraph">
      <style:text-properties fo:language="en" fo:country="US"/>
    </style:style>
    <style:style style:name="TableCell52" style:family="table-cell">
      <style:table-cell-properties fo:border="0.0069in solid #000000" fo:padding-top="0.0194in" fo:padding-left="0.0395in" fo:padding-bottom="0.0194in" fo:padding-right="0.0395in"/>
    </style:style>
    <style:style style:name="P53" style:parent-style-name="stytable-0" style:family="paragraph">
      <style:text-properties fo:language="en" fo:country="US"/>
    </style:style>
    <style:style style:name="TableCell54" style:family="table-cell">
      <style:table-cell-properties fo:border="0.0069in solid #000000" fo:padding-top="0.0194in" fo:padding-left="0.0395in" fo:padding-bottom="0.0194in" fo:padding-right="0.0395in"/>
    </style:style>
    <style:style style:name="P55" style:parent-style-name="stytable-0" style:family="paragraph">
      <style:text-properties fo:language="en" fo:country="US"/>
    </style:style>
    <style:style style:name="TableCell56" style:family="table-cell">
      <style:table-cell-properties fo:border="0.0069in solid #000000" fo:padding-top="0.0194in" fo:padding-left="0.0395in" fo:padding-bottom="0.0194in" fo:padding-right="0.0395in"/>
    </style:style>
    <style:style style:name="P57" style:parent-style-name="stytable-0" style:family="paragraph">
      <style:text-properties fo:language="en" fo:country="US"/>
    </style:style>
    <style:style style:name="TableCell58" style:family="table-cell">
      <style:table-cell-properties fo:border="0.0069in solid #000000" fo:padding-top="0.0194in" fo:padding-left="0.0395in" fo:padding-bottom="0.0194in" fo:padding-right="0.0395in"/>
    </style:style>
    <style:style style:name="P59" style:parent-style-name="stytable-0" style:family="paragraph">
      <style:text-properties fo:language="en" fo:country="US"/>
    </style:style>
    <style:style style:name="TableCell60" style:family="table-cell">
      <style:table-cell-properties fo:border="0.0069in solid #000000" fo:padding-top="0.0194in" fo:padding-left="0.0395in" fo:padding-bottom="0.0194in" fo:padding-right="0.0395in"/>
    </style:style>
    <style:style style:name="P61" style:parent-style-name="stytable-0" style:family="paragraph">
      <style:text-properties fo:language="en" fo:country="US"/>
    </style:style>
    <style:style style:name="TableCell62" style:family="table-cell">
      <style:table-cell-properties fo:border="0.0069in solid #000000" fo:padding-top="0.0194in" fo:padding-left="0.0395in" fo:padding-bottom="0.0194in" fo:padding-right="0.0395in"/>
    </style:style>
    <style:style style:name="P63" style:parent-style-name="stytable-0" style:family="paragraph">
      <style:text-properties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.0194in" fo:padding-left="0.0395in" fo:padding-bottom="0.0194in" fo:padding-right="0.0395in"/>
    </style:style>
    <style:style style:name="P66" style:parent-style-name="stytable-0" style:family="paragraph">
      <style:text-properties fo:language="en" fo:country="US"/>
    </style:style>
    <style:style style:name="TableCell67" style:family="table-cell">
      <style:table-cell-properties fo:border="0.0069in solid #000000" fo:padding-top="0.0194in" fo:padding-left="0.0395in" fo:padding-bottom="0.0194in" fo:padding-right="0.0395in"/>
    </style:style>
    <style:style style:name="P68" style:parent-style-name="stytable-0" style:family="paragraph">
      <style:text-properties fo:language="en" fo:country="US"/>
    </style:style>
    <style:style style:name="TableCell69" style:family="table-cell">
      <style:table-cell-properties fo:border="0.0069in solid #000000" fo:padding-top="0.0194in" fo:padding-left="0.0395in" fo:padding-bottom="0.0194in" fo:padding-right="0.0395in"/>
    </style:style>
    <style:style style:name="P70" style:parent-style-name="stytable-0" style:family="paragraph">
      <style:text-properties fo:language="en" fo:country="US"/>
    </style:style>
    <style:style style:name="TableCell71" style:family="table-cell">
      <style:table-cell-properties fo:border="0.0069in solid #000000" fo:padding-top="0.0194in" fo:padding-left="0.0395in" fo:padding-bottom="0.0194in" fo:padding-right="0.0395in"/>
    </style:style>
    <style:style style:name="P72" style:parent-style-name="stytable-0" style:family="paragraph">
      <style:text-properties fo:language="en" fo:country="US"/>
    </style:style>
    <style:style style:name="TableCell73" style:family="table-cell">
      <style:table-cell-properties fo:border="0.0069in solid #000000" fo:padding-top="0.0194in" fo:padding-left="0.0395in" fo:padding-bottom="0.0194in" fo:padding-right="0.0395in"/>
    </style:style>
    <style:style style:name="P74" style:parent-style-name="stytable-0" style:family="paragraph">
      <style:text-properties fo:language="en" fo:country="US"/>
    </style:style>
    <style:style style:name="TableCell75" style:family="table-cell">
      <style:table-cell-properties fo:border="0.0069in solid #000000" fo:padding-top="0.0194in" fo:padding-left="0.0395in" fo:padding-bottom="0.0194in" fo:padding-right="0.0395in"/>
    </style:style>
    <style:style style:name="P76" style:parent-style-name="stytable-0" style:family="paragraph">
      <style:text-properties fo:language="en" fo:country="US"/>
    </style:style>
    <style:style style:name="TableCell77" style:family="table-cell">
      <style:table-cell-properties fo:border="0.0069in solid #000000" fo:padding-top="0.0194in" fo:padding-left="0.0395in" fo:padding-bottom="0.0194in" fo:padding-right="0.0395in"/>
    </style:style>
    <style:style style:name="P78" style:parent-style-name="stytable-0" style:family="paragraph">
      <style:text-properties fo:language="en" fo:country="U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padding-top="0.0194in" fo:padding-left="0.0395in" fo:padding-bottom="0.0194in" fo:padding-right="0.0395in"/>
    </style:style>
    <style:style style:name="P81" style:parent-style-name="stytable-0" style:family="paragraph">
      <style:text-properties fo:language="en" fo:country="US"/>
    </style:style>
    <style:style style:name="TableCell82" style:family="table-cell">
      <style:table-cell-properties fo:border="0.0069in solid #000000" fo:padding-top="0.0194in" fo:padding-left="0.0395in" fo:padding-bottom="0.0194in" fo:padding-right="0.0395in"/>
    </style:style>
    <style:style style:name="P83" style:parent-style-name="stytable-0" style:family="paragraph">
      <style:text-properties fo:language="en" fo:country="US"/>
    </style:style>
    <style:style style:name="TableCell84" style:family="table-cell">
      <style:table-cell-properties fo:border="0.0069in solid #000000" fo:padding-top="0.0194in" fo:padding-left="0.0395in" fo:padding-bottom="0.0194in" fo:padding-right="0.0395in"/>
    </style:style>
    <style:style style:name="P85" style:parent-style-name="stytable-0" style:family="paragraph">
      <style:text-properties fo:language="en" fo:country="US"/>
    </style:style>
    <style:style style:name="TableCell86" style:family="table-cell">
      <style:table-cell-properties fo:border="0.0069in solid #000000" fo:padding-top="0.0194in" fo:padding-left="0.0395in" fo:padding-bottom="0.0194in" fo:padding-right="0.0395in"/>
    </style:style>
    <style:style style:name="P87" style:parent-style-name="stytable-0" style:family="paragraph">
      <style:text-properties fo:language="en" fo:country="US"/>
    </style:style>
    <style:style style:name="TableCell88" style:family="table-cell">
      <style:table-cell-properties fo:border="0.0069in solid #000000" fo:padding-top="0.0194in" fo:padding-left="0.0395in" fo:padding-bottom="0.0194in" fo:padding-right="0.0395in"/>
    </style:style>
    <style:style style:name="P89" style:parent-style-name="stytable-0" style:family="paragraph">
      <style:text-properties fo:language="en" fo:country="US"/>
    </style:style>
    <style:style style:name="TableCell90" style:family="table-cell">
      <style:table-cell-properties fo:border="0.0069in solid #000000" fo:padding-top="0.0194in" fo:padding-left="0.0395in" fo:padding-bottom="0.0194in" fo:padding-right="0.0395in"/>
    </style:style>
    <style:style style:name="P91" style:parent-style-name="stytable-0" style:family="paragraph">
      <style:text-properties fo:language="en" fo:country="US"/>
    </style:style>
    <style:style style:name="TableCell92" style:family="table-cell">
      <style:table-cell-properties fo:border="0.0069in solid #000000" fo:padding-top="0.0194in" fo:padding-left="0.0395in" fo:padding-bottom="0.0194in" fo:padding-right="0.0395in"/>
    </style:style>
    <style:style style:name="P93" style:parent-style-name="stytable-0" style:family="paragraph">
      <style:text-properties fo:language="en" fo:country="US"/>
    </style:style>
    <style:style style:name="P94" style:parent-style-name="stytext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testo" style:family="paragraph">
      <style:paragraph-properties fo:break-before="page"/>
      <style:text-properties fo:language="en" fo:country="US"/>
    </style:style>
    <style:style style:name="P97" style:parent-style-name="stytext" style:family="paragraph">
      <style:text-properties fo:language="en" fo:country="US"/>
    </style:style>
    <style:style style:name="TableColumn99" style:family="table-column">
      <style:table-column-properties style:column-width="0.5993in" style:use-optimal-column-width="false"/>
    </style:style>
    <style:style style:name="TableColumn100" style:family="table-column">
      <style:table-column-properties style:column-width="0.8166in" style:use-optimal-column-width="false"/>
    </style:style>
    <style:style style:name="TableColumn101" style:family="table-column">
      <style:table-column-properties style:column-width="1.4666in" style:use-optimal-column-width="false"/>
    </style:style>
    <style:style style:name="TableColumn102" style:family="table-column">
      <style:table-column-properties style:column-width="3.6875in" style:use-optimal-column-width="false"/>
    </style:style>
    <style:style style:name="Table98" style:family="table">
      <style:table-properties style:width="6.5701in" fo:margin-left="0in" table: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5" style:parent-style-name="stytable-title" style:family="paragraph">
      <style:text-properties fo:language="en" fo:country="US"/>
    </style:style>
    <style:style style:name="TableCell10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7" style:parent-style-name="stytable-title" style:family="paragraph">
      <style:text-properties fo:language="en" fo:country="US"/>
    </style:style>
    <style:style style:name="TableCell10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9" style:parent-style-name="stytable-title" style:family="paragraph">
      <style:text-properties fo:language="en" fo:country="US"/>
    </style:style>
    <style:style style:name="TableCell11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1" style:parent-style-name="stytable-title" style:family="paragraph">
      <style:text-properties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padding-top="0.0194in" fo:padding-left="0.0395in" fo:padding-bottom="0.0194in" fo:padding-right="0.0395in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T115" style:parent-style-name="DefaultParagraphFont" style:family="text">
      <style:text-properties fo:language="en" fo:country="US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TableCell117" style:family="table-cell">
      <style:table-cell-properties fo:border="0.0069in solid #000000" fo:padding-top="0.0194in" fo:padding-left="0.0395in" fo:padding-bottom="0.0194in" fo:padding-right="0.039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padding-top="0.0194in" fo:padding-left="0.0395in" fo:padding-bottom="0.0194in" fo:padding-right="0.0395in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TableCell121" style:family="table-cell">
      <style:table-cell-properties fo:border="0.0069in solid #000000" fo:padding-top="0.0194in" fo:padding-left="0.0395in" fo:padding-bottom="0.0194in" fo:padding-right="0.0395in"/>
    </style:style>
    <style:style style:name="TableCell122" style:family="table-cell">
      <style:table-cell-properties fo:border="0.0069in solid #000000" fo:padding-top="0.0194in" fo:padding-left="0.0395in" fo:padding-bottom="0.0194in" fo:padding-right="0.039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Cell127" style:family="table-cell">
      <style:table-cell-properties fo:border="0.0069in solid #000000" fo:padding-top="0.0194in" fo:padding-left="0.0395in" fo:padding-bottom="0.0194in" fo:padding-right="0.039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.0194in" fo:padding-left="0.0395in" fo:padding-bottom="0.0194in" fo:padding-right="0.0395in"/>
    </style:style>
    <style:style style:name="P130" style:parent-style-name="stytable-0" style:family="paragraph">
      <style:text-properties fo:language="en" fo:country="US"/>
    </style:style>
    <style:style style:name="TableCell131" style:family="table-cell">
      <style:table-cell-properties fo:border="0.0069in solid #000000" fo:padding-top="0.0194in" fo:padding-left="0.0395in" fo:padding-bottom="0.0194in" fo:padding-right="0.0395in"/>
    </style:style>
    <style:style style:name="P132" style:parent-style-name="stytable-0" style:family="paragraph">
      <style:text-properties fo:language="en" fo:country="US"/>
    </style:style>
    <style:style style:name="TableCell133" style:family="table-cell">
      <style:table-cell-properties fo:border="0.0069in solid #000000" fo:padding-top="0.0194in" fo:padding-left="0.0395in" fo:padding-bottom="0.0194in" fo:padding-right="0.0395in"/>
    </style:style>
    <style:style style:name="P134" style:parent-style-name="stytable-0" style:family="paragraph">
      <style:text-properties fo:language="en" fo:country="US"/>
    </style:style>
    <style:style style:name="TableCell135" style:family="table-cell">
      <style:table-cell-properties fo:border="0.0069in solid #000000" fo:padding-top="0.0194in" fo:padding-left="0.0395in" fo:padding-bottom="0.0194in" fo:padding-right="0.0395in"/>
    </style:style>
    <style:style style:name="P136" style:parent-style-name="stytable-0" style:family="paragraph">
      <style:text-properties fo:language="en" fo:country="US"/>
    </style:style>
    <style:style style:name="P137" style:parent-style-name="stytext" style:family="paragraph">
      <style:text-properties fo:language="en" fo:country="US"/>
    </style:style>
    <style:style style:name="P138" style:parent-style-name="stytext" style:family="paragraph">
      <style:text-properties fo:language="en" fo:country="US"/>
    </style:style>
    <style:style style:name="P139" style:parent-style-name="Title" style:family="paragraph">
      <style:text-properties fo:font-size="14pt" style:font-size-asian="14pt" style:font-size-complex="14pt"/>
    </style:style>
    <style:style style:name="P140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1" style:parent-style-name="DefaultParagraphFont" style:family="text">
      <style:text-properties style:font-name="Calibri" fo:font-weight="normal" style:font-weight-asian="normal" fo:language="it" fo:country="IT"/>
    </style:style>
    <style:style style:name="P142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3" style:parent-style-name="DefaultParagraphFont" style:family="text">
      <style:text-properties style:font-name="Calibri" fo:font-weight="normal" style:font-weight-asian="normal" fo:language="it" fo:country="IT"/>
    </style:style>
    <style:style style:name="P144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5" style:parent-style-name="DefaultParagraphFont" style:family="text">
      <style:text-properties style:font-name="Calibri" fo:font-weight="normal" style:font-weight-asian="normal" fo:language="it" fo:country="IT"/>
    </style:style>
    <style:style style:name="P146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47" style:parent-style-name="DefaultParagraphFont" style:family="text">
      <style:text-properties style:font-name="Calibri" fo:font-size="11pt" style:font-size-asian="11pt" fo:language="it" fo:country="IT"/>
    </style:style>
    <style:style style:name="P148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49" style:parent-style-name="DefaultParagraphFont" style:family="text">
      <style:text-properties style:font-name="Calibri" fo:font-size="11pt" style:font-size-asian="11pt" fo:language="it" fo:country="IT"/>
    </style:style>
    <style:style style:name="P150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1" style:parent-style-name="DefaultParagraphFont" style:family="text">
      <style:text-properties style:font-name="Calibri" fo:font-size="11pt" style:font-size-asian="11pt" fo:language="it" fo:country="IT"/>
    </style:style>
    <style:style style:name="P152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3" style:parent-style-name="DefaultParagraphFont" style:family="text">
      <style:text-properties style:font-name="Calibri" fo:font-size="11pt" style:font-size-asian="11pt" fo:language="it" fo:country="IT"/>
    </style:style>
    <style:style style:name="P154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5" style:parent-style-name="DefaultParagraphFont" style:family="text">
      <style:text-properties style:font-name="Calibri" fo:font-size="11pt" style:font-size-asian="11pt" fo:language="it" fo:country="IT"/>
    </style:style>
    <style:style style:name="P156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7" style:parent-style-name="DefaultParagraphFont" style:family="text">
      <style:text-properties style:font-name="Calibri" fo:font-size="11pt" style:font-size-asian="11pt" fo:language="it" fo:country="IT"/>
    </style:style>
    <style:style style:name="P158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59" style:parent-style-name="DefaultParagraphFont" style:family="text">
      <style:text-properties style:font-name="Calibri" fo:font-weight="normal" style:font-weight-asian="normal" fo:language="it" fo:country="IT"/>
    </style:style>
    <style:style style:name="P160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61" style:parent-style-name="DefaultParagraphFont" style:family="text">
      <style:text-properties style:font-name="Calibri" fo:font-weight="normal" style:font-weight-asian="normal" fo:language="it" fo:country="IT"/>
    </style:style>
    <style:style style:name="P162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63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64" style:parent-style-name="Heading1" style:master-page-name="MP1" style:list-style-name="WW_OutlineListStyle_3" style:family="paragraph">
      <style:paragraph-properties fo:break-before="page" style:page-number="1"/>
    </style:style>
    <style:style style:name="P168" style:parent-style-name="stytext" style:family="paragraph">
      <style:text-properties fo:language="en" fo:country="US"/>
    </style:style>
    <style:style style:name="P169" style:parent-style-name="stytext" style:family="paragraph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P171" style:parent-style-name="stytext" style:family="paragraph">
      <style:text-properties fo:language="en" fo:country="US"/>
    </style:style>
    <style:style style:name="P172" style:parent-style-name="sty1Heading" style:list-style-name="LFO7" style:family="paragraph"/>
    <style:style style:name="P173" style:parent-style-name="stytext" style:family="paragraph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P177" style:parent-style-name="sty1Heading" style:list-style-name="LFO7" style:family="paragraph"/>
    <style:style style:name="P178" style:parent-style-name="stytext" style:family="paragraph">
      <style:text-properties fo:language="en" fo:country="US"/>
    </style:style>
    <style:style style:name="P179" style:parent-style-name="stytext" style:family="paragraph">
      <style:text-properties fo:language="en" fo:country="US"/>
    </style:style>
    <style:style style:name="T180" style:parent-style-name="Hyperlink" style:family="text">
      <style:text-properties fo:language="en" fo:country="US"/>
    </style:style>
    <style:style style:name="T181" style:parent-style-name="Hyperlink" style:family="text">
      <style:text-properties fo:language="en" fo:country="US"/>
    </style:style>
    <style:style style:name="P182" style:parent-style-name="stytext" style:family="paragraph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P186" style:parent-style-name="stytext" style:family="paragraph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font-style="italic" style:font-style-asian="italic" fo:language="en" fo:country="US"/>
    </style:style>
    <style:style style:name="T189" style:parent-style-name="DefaultParagraphFont" style:family="text">
      <style:text-properties fo:font-style="italic" style:font-style-asian="italic" fo:language="en" fo:country="US"/>
    </style:style>
    <style:style style:name="T190" style:parent-style-name="DefaultParagraphFont" style:family="text">
      <style:text-properties fo:font-style="italic" style:font-style-asian="italic" fo:language="en" fo:country="US"/>
    </style:style>
    <style:style style:name="T191" style:parent-style-name="DefaultParagraphFont" style:family="text">
      <style:text-properties fo:font-style="italic" style:font-style-asian="italic"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font-style="italic" style:font-style-asian="italic" fo:language="en" fo:country="US"/>
    </style:style>
    <style:style style:name="T196" style:parent-style-name="DefaultParagraphFont" style:family="text">
      <style:text-properties fo:language="en" fo:country="US"/>
    </style:style>
    <style:style style:name="P197" style:parent-style-name="stytext" style:family="paragraph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P205" style:parent-style-name="stytext" style:family="paragraph">
      <style:text-properties fo:language="en" fo:country="US"/>
    </style:style>
    <style:style style:name="P206" style:parent-style-name="stytext" style:family="paragraph">
      <style:text-properties fo:language="en" fo:country="US"/>
    </style:style>
    <style:style style:name="P207" style:parent-style-name="stytext" style:family="paragraph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font-style="italic" style:font-style-asian="italic" fo:language="en" fo:country="US"/>
    </style:style>
    <style:style style:name="T210" style:parent-style-name="DefaultParagraphFont" style:family="text">
      <style:text-properties fo:language="en" fo:country="US"/>
    </style:style>
    <style:style style:name="P211" style:parent-style-name="stytext" style:family="paragraph">
      <style:text-properties fo:language="en" fo:country="US"/>
    </style:style>
    <style:style style:name="P212" style:parent-style-name="stytext" style:family="paragraph">
      <style:text-properties fo:language="en" fo:country="US"/>
    </style:style>
    <style:style style:name="P213" style:parent-style-name="stytext" style:family="paragraph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font-style="italic" style:font-style-asian="italic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language="en" fo:country="US"/>
    </style:style>
    <style:style style:name="P220" style:parent-style-name="stytext" style:family="paragraph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font-style="italic" style:font-style-asian="italic" fo:language="en" fo:country="US"/>
    </style:style>
    <style:style style:name="T224" style:parent-style-name="DefaultParagraphFont" style:family="text">
      <style:text-properties fo:language="en" fo:country="US"/>
    </style:style>
    <style:style style:name="P225" style:parent-style-name="stytext" style:family="paragraph">
      <style:text-properties fo:language="en" fo:country="US"/>
    </style:style>
    <style:style style:name="P226" style:parent-style-name="stytext" style:family="paragraph">
      <style:text-properties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P230" style:parent-style-name="stytext" style:list-style-name="LFO8" style:family="paragraph"/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language="en" fo:country="US"/>
    </style:style>
    <style:style style:name="P233" style:parent-style-name="stytext" style:family="paragraph">
      <style:paragraph-properties fo:margin-left="0.5in">
        <style:tab-stops/>
      </style:paragraph-properties>
    </style:style>
    <style:style style:name="P234" style:parent-style-name="stytext" style:family="paragraph">
      <style:paragraph-properties fo:margin-left="0.5in">
        <style:tab-stops/>
      </style:paragraph-properties>
    </style:style>
    <style:style style:name="P235" style:parent-style-name="stytext" style:list-style-name="LFO8" style:family="paragraph"/>
    <style:style style:name="T236" style:parent-style-name="DefaultParagraphFont" style:family="text">
      <style:text-properties fo:language="en" fo:country="US"/>
    </style:style>
    <style:style style:name="P237" style:parent-style-name="stytext" style:family="paragraph">
      <style:paragraph-properties fo:margin-left="0.5in">
        <style:tab-stops/>
      </style:paragraph-properties>
    </style:style>
    <style:style style:name="P238" style:parent-style-name="stytext" style:family="paragraph">
      <style:paragraph-properties fo:margin-left="0.5in">
        <style:tab-stops/>
      </style:paragraph-properties>
    </style:style>
    <style:style style:name="T239" style:parent-style-name="DefaultParagraphFont" style:family="text">
      <style:text-properties fo:language="en" fo:country="US"/>
    </style:style>
    <style:style style:name="P240" style:parent-style-name="stytext" style:list-style-name="LFO8" style:family="paragraph">
      <style:paragraph-properties fo:text-align="start"/>
    </style:style>
    <style:style style:name="T241" style:parent-style-name="styrefChar" style:family="text">
      <style:text-properties fo:font-style="italic" style:font-style-asian="italic" fo:language="en" fo:country="US"/>
    </style:style>
    <style:style style:name="T242" style:parent-style-name="styrefChar" style:family="text">
      <style:text-properties fo:font-style="italic" style:font-style-asian="italic" fo:language="en" fo:country="US"/>
    </style:style>
    <style:style style:name="T243" style:parent-style-name="styrefChar" style:family="text">
      <style:text-properties fo:language="en" fo:country="US"/>
    </style:style>
    <style:style style:name="T244" style:parent-style-name="Hyperlink" style:family="text">
      <style:text-properties fo:font-size="11pt" style:font-size-asian="11pt" fo:language="en" fo:country="US"/>
    </style:style>
    <style:style style:name="P245" style:parent-style-name="stytext" style:family="paragraph">
      <style:paragraph-properties fo:text-align="start" fo:margin-left="0.5in">
        <style:tab-stops/>
      </style:paragraph-properties>
    </style:style>
    <style:style style:name="P246" style:parent-style-name="stytext" style:list-style-name="LFO8" style:family="paragraph">
      <style:paragraph-properties fo:text-align="start"/>
    </style:style>
    <style:style style:name="P247" style:parent-style-name="stytext" style:family="paragraph">
      <style:paragraph-properties fo:text-align="start" fo:margin-left="0.5in">
        <style:tab-stops/>
      </style:paragraph-properties>
    </style:style>
  </office:automatic-styles>
  <office:body>
    <office:text text:use-soft-page-breaks="true">
      <text:p text:style-name="P1">STRAIN application</text:p>
      <text:p text:style-name="P5">(HowTO)</text:p>
      <text:p text:style-name="P6">It is here described STRAIN application briefly, how to compile and burn it in flash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Approval History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Version</text:p>
          </table:table-cell>
          <table:table-cell table:style-name="TableCell41" table:number-columns-spanned="2">
            <text:p text:style-name="P42">Author</text:p>
          </table:table-cell>
          <table:covered-table-cell/>
          <table:table-cell table:style-name="TableCell43">
            <text:p text:style-name="P44">Date</text:p>
          </table:table-cell>
          <table:table-cell table:style-name="TableCell45" table:number-columns-spanned="2">
            <text:p text:style-name="P46">Approved</text:p>
          </table:table-cell>
          <table:covered-table-cell/>
          <table:table-cell table:style-name="TableCell47">
            <text:p text:style-name="P48">Date</text:p>
          </table:table-cell>
        </table:table-row>
        <table:table-row table:style-name="TableRow49">
          <table:table-cell table:style-name="TableCell50">
            <text:p text:style-name="P51">0.1</text:p>
          </table:table-cell>
          <table:table-cell table:style-name="TableCell52">
            <text:p text:style-name="P53">V.Gaggero</text:p>
          </table:table-cell>
          <table:table-cell table:style-name="TableCell54">
            <text:p text:style-name="P55">RBCS</text:p>
          </table:table-cell>
          <table:table-cell table:style-name="TableCell56">
            <text:p text:style-name="P57">30 Jun 11</text:p>
          </table:table-cell>
          <table:table-cell table:style-name="TableCell58">
            <text:p text:style-name="P59"/>
          </table:table-cell>
          <table:table-cell table:style-name="TableCell60">
            <text:p text:style-name="P61">RBCS</text:p>
          </table:table-cell>
          <table:table-cell table:style-name="TableCell62">
            <text:p text:style-name="P63">TBD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/>
      <text:p text:style-name="styt2tle">Revision History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Version</text:p>
          </table:table-cell>
          <table:table-cell table:style-name="TableCell106">
            <text:p text:style-name="P107">Date</text:p>
          </table:table-cell>
          <table:table-cell table:style-name="TableCell108">
            <text:p text:style-name="P109">Author</text:p>
          </table:table-cell>
          <table:table-cell table:style-name="TableCell110">
            <text:p text:style-name="P111">Comments</text:p>
          </table:table-cell>
        </table:table-row>
        <table:table-row table:style-name="TableRow112">
          <table:table-cell table:style-name="TableCell113">
            <text:p text:style-name="stytable-0">0.1</text:p>
          </table:table-cell>
          <table:table-cell table:style-name="TableCell114">
            <text:p text:style-name="stytable-0"><text:span text:style-name="T115">30 Jun 11</text:span></text:p>
          </table:table-cell>
          <table:table-cell table:style-name="TableCell116">
            <text:p text:style-name="stytable-0">V.Gaggero</text:p>
          </table:table-cell>
          <table:table-cell table:style-name="TableCell117">
            <text:p text:style-name="stytable-0">First version of the document.</text:p>
          </table:table-cell>
        </table:table-row>
        <table:table-row table:style-name="TableRow118">
          <table:table-cell table:style-name="TableCell119">
            <text:p text:style-name="stytable-0"/>
          </table:table-cell>
          <table:table-cell table:style-name="TableCell120">
            <text:p text:style-name="stytable-0"/>
          </table:table-cell>
          <table:table-cell table:style-name="TableCell121">
            <text:p text:style-name="stytable-0"/>
          </table:table-cell>
          <table:table-cell table:style-name="TableCell122">
            <text:p text:style-name="stytable-0"/>
          </table:table-cell>
        </table:table-row>
        <table:table-row table:style-name="TableRow123"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  <table:table-cell table:style-name="TableCell127">
            <text:p text:style-name="stytable-0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0"><text:a xlink:href="#_Toc295915816" office:target-frame-name="_top" xlink:show="replace"><text:span text:style-name="Hyperlink">1</text:span><text:span text:style-name="T141"><text:tab/></text:span><text:span text:style-name="Hyperlink">Introduction</text:span><text:tab/>1</text:a></text:p>
          <text:p text:style-name="P142"><text:a xlink:href="#_Toc295915817" office:target-frame-name="_top" xlink:show="replace"><text:span text:style-name="Hyperlink">1</text:span><text:span text:style-name="T143"><text:tab/></text:span><text:span text:style-name="Hyperlink">The application and the board</text:span><text:tab/>2</text:a></text:p>
          <text:p text:style-name="P144"><text:a xlink:href="#_Toc295915818" office:target-frame-name="_top" xlink:show="replace"><text:span text:style-name="Hyperlink">2</text:span><text:span text:style-name="T145"><text:tab/></text:span><text:span text:style-name="Hyperlink">Source code</text:span><text:tab/>3</text:a></text:p>
          <text:p text:style-name="P146"><text:a xlink:href="#_Toc295915819" office:target-frame-name="_top" xlink:show="replace"><text:span text:style-name="Hyperlink">1.1</text:span><text:span text:style-name="T147"><text:tab/></text:span><text:span text:style-name="Hyperlink">Code retrieval</text:span><text:tab/>3</text:a></text:p>
          <text:p text:style-name="P148"><text:a xlink:href="#_Toc295915820" office:target-frame-name="_top" xlink:show="replace"><text:span text:style-name="Hyperlink">1.2</text:span><text:span text:style-name="T149"><text:tab/></text:span><text:span text:style-name="Hyperlink">Code compilation</text:span><text:tab/>3</text:a></text:p>
          <text:p text:style-name="P150"><text:a xlink:href="#_Toc295915821" office:target-frame-name="_top" xlink:show="replace"><text:span text:style-name="Hyperlink">1.2.1</text:span><text:span text:style-name="T151"><text:tab/></text:span><text:span text:style-name="Hyperlink">Dependences</text:span><text:tab/>3</text:a></text:p>
          <text:p text:style-name="P152"><text:a xlink:href="#_Toc295915822" office:target-frame-name="_top" xlink:show="replace"><text:span text:style-name="Hyperlink">1.2.2</text:span><text:span text:style-name="T153"><text:tab/></text:span><text:span text:style-name="Hyperlink">Order of compilation</text:span><text:tab/>3</text:a></text:p>
          <text:p text:style-name="P154"><text:a xlink:href="#_Toc295915823" office:target-frame-name="_top" xlink:show="replace"><text:span text:style-name="Hyperlink">1.2.3</text:span><text:span text:style-name="T155"><text:tab/></text:span><text:span text:style-name="Hyperlink">Compilation settings</text:span><text:tab/>3</text:a></text:p>
          <text:p text:style-name="P156"><text:a xlink:href="#_Toc295915824" office:target-frame-name="_top" xlink:show="replace"><text:span text:style-name="Hyperlink">1.2.4</text:span><text:span text:style-name="T157"><text:tab/></text:span><text:span text:style-name="Hyperlink">How to compile</text:span><text:tab/>3</text:a></text:p>
          <text:p text:style-name="P158"><text:a xlink:href="#_Toc295915825" office:target-frame-name="_top" xlink:show="replace"><text:span text:style-name="Hyperlink">2</text:span><text:span text:style-name="T159"><text:tab/></text:span><text:span text:style-name="Hyperlink">Binary</text:span><text:tab/>3</text:a></text:p>
          <text:p text:style-name="P160"><text:a xlink:href="#_Toc295915826" office:target-frame-name="_top" xlink:show="replace"><text:span text:style-name="Hyperlink">3</text:span><text:span text:style-name="T161"><text:tab/></text:span><text:span text:style-name="Hyperlink">Reference to other documents</text:span><text:tab/>4</text:a></text:p>
        </text:index-body>
      </text:table-of-content>
      <text:p text:style-name="P162"/>
      <text:p text:style-name="P163"/>
      <text:h text:style-name="P164" text:outline-level="1"><text:bookmark-start text:name="_Toc254688505"/><text:bookmark-start text:name="_Toc289705801"/><text:bookmark-start text:name="_Toc295915816"/><text:soft-page-break/>Introduction<text:bookmark-end text:name="_Toc254688505"/><text:bookmark-end text:name="_Toc289705801"/><text:bookmark-end text:name="_Toc295915816"/></text:h>
      <text:p text:style-name="P168">This document gives you very briefly overview of sensor reader application that run on STRAIN board and provides you links to documents with detailed information.</text:p>
      <text:p text:style-name="P169">Moreover explains how to compile and install STRAIN application on board.</text:p>
      <text:p text:style-name="stytext"><text:span text:style-name="T170">The application is equal for each board mounted on robot.</text:span></text:p>
      <text:p text:style-name="P171"/>
      <text:list text:style-name="LFO7" text:continue-numbering="true">
        <text:list-item>
          <text:p text:style-name="P172"><text:bookmark-start text:name="_Toc289705802"/><text:bookmark-start text:name="_Toc295915817"/><text:soft-page-break/>The application and the board<text:bookmark-end text:name="_Toc289705802"/><text:bookmark-end text:name="_Toc295915817"/></text:p>
        </text:list-item>
      </text:list>
      <text:p text:style-name="P173">STRAIN application reads strain gauges sensors, calculates<text:s/>torque and force data and sends results on CAN bus.</text:p>
      <text:p text:style-name="stytext"><text:span text:style-name="T174">See<text:s/></text:span><text:span text:style-name="T175"><text:bookmark-ref text:ref-name="_Ref295898679" text:reference-format="text">[3]</text:bookmark-ref></text:span><text:span text:style-name="T176"><text:s/>to get more information about application and board on which runs.</text:span></text:p>
      <text:p text:style-name="stytext"/>
      <text:list text:style-name="LFO7" text:continue-numbering="true">
        <text:list-item>
          <text:p text:style-name="P177"><text:bookmark-start text:name="_Toc289705803"/><text:bookmark-start text:name="_Toc295915818"/><text:soft-page-break/>Source code<text:bookmark-end text:name="_Toc289705803"/><text:bookmark-end text:name="_Toc295915818"/></text:p>
        </text:list-item>
      </text:list>
      <text:p text:style-name="P178">Source code is written in C language only.</text:p>
      <text:h text:style-name="Heading2" text:outline-level="2"><text:bookmark-start text:name="_Toc289705804"/><text:bookmark-start text:name="_Toc295915819"/>Code retrieval<text:bookmark-end text:name="_Toc289705804"/><text:bookmark-end text:name="_Toc295915819"/></text:h>
      <text:p text:style-name="P179">STRAIN application source code can be retrieved from following folder in:</text:p>
      <text:p text:style-name="stytext"><text:a xlink:href="https://robotcub.svn.sourceforge.net/svnroot/robotcub/trunk/iCub/firmware/sensorReaderDspic30f4013/strain" office:target-frame-name="_top" xlink:show="replace"><text:span text:style-name="T180">https://robotcub.svn.sourceforge.net/svnroot/robotcub/trunk/iCub/firmware/sensorReaderDspic30f4</text:span><text:span text:style-name="T181">013/strain</text:span></text:a></text:p>
      <text:p text:style-name="P182"/>
      <text:h text:style-name="Heading2" text:outline-level="2"><text:bookmark-start text:name="_Toc289705805"/><text:bookmark-start text:name="_Toc295915820"/>Code compilation<text:bookmark-end text:name="_Toc289705805"/><text:bookmark-end text:name="_Toc295915820"/></text:h>
      <text:p text:style-name="stytext"><text:span text:style-name="T183">To compile STRAIN application it is necessary use MPLAB IDE. (see<text:s/></text:span><text:span text:style-name="T184"><text:bookmark-ref text:ref-name="_Ref288816163" text:reference-format="text">[1]</text:bookmark-ref></text:span><text:span text:style-name="T185">)</text:span></text:p>
      <text:p text:style-name="P186"/>
      <text:h text:style-name="Heading3" text:outline-level="3"><text:bookmark-start text:name="_Toc289705806"/><text:bookmark-start text:name="_Toc295915821"/>Dependences<text:bookmark-end text:name="_Toc289705806"/><text:bookmark-end text:name="_Toc295915821"/></text:h>
      <text:p text:style-name="stytext"><text:span text:style-name="T187">Strain application depends on<text:s/></text:span><text:span text:style-name="T188">DSPIC30f4013-HAL-</text:span><text:span text:style-name="T189">S</text:span><text:span text:style-name="T190">TRAIN</text:span><text:span text:style-name="T191">.a</text:span><text:span text:style-name="T192"><text:s/>(see<text:s/></text:span><text:span text:style-name="T193"><text:bookmark-ref text:ref-name="_Ref297188636" text:reference-format="text">[4]</text:bookmark-ref></text:span><text:span text:style-name="T194">)<text:s/></text:span><text:span text:style-name="T195">and libp30F4013-coff.a</text:span><text:span text:style-name="T196"><text:s/>libraries.</text:span></text:p>
      <text:p text:style-name="P197">The first library provides some hardware abstraction services, while the second one provides direct access to hardware and it is supplied by Microchip compiler.</text:p>
      <text:p text:style-name="stytext"><text:span text:style-name="T198">Both<text:s/></text:span><text:span text:style-name="T199">library are provided to Stra</text:span><text:span text:style-name="T200">in application: they are in ..\</text:span><text:s/><text:span text:style-name="T201">sensorReaderDspic30f4013</text:span><text:span text:style-name="T202">\common\libraries, while their APIs are in ..\</text:span><text:s/><text:span text:style-name="T203">sensorReaderDspic30f4013</text:span><text:span text:style-name="T204">\common\API.</text:span></text:p>
      <text:p text:style-name="P205">In order to compile you be sure that both libraries are included in the MPLAB project.</text:p>
      <text:p text:style-name="stytext"/>
      <text:h text:style-name="Heading3" text:outline-level="3"><text:bookmark-start text:name="_Toc289705807"/><text:bookmark-start text:name="_Toc295915822"/>Order of compilation<text:bookmark-end text:name="_Toc289705807"/><text:bookmark-end text:name="_Toc295915822"/></text:h>
      <text:p text:style-name="P206">None</text:p>
      <text:p text:style-name="P207"/>
      <text:h text:style-name="Heading3" text:outline-level="3"><text:bookmark-start text:name="_Toc289705808"/><text:bookmark-start text:name="_Toc295915823"/>Compilation settings<text:bookmark-end text:name="_Toc289705808"/><text:bookmark-end text:name="_Toc295915823"/></text:h>
      <text:p text:style-name="stytext"><text:span text:style-name="T208">You must be sure you are compiling with<text:s/></text:span><text:span text:style-name="T209">–finline</text:span><text:span text:style-name="T210"><text:s/>option.</text:span></text:p>
      <text:p text:style-name="P211">Actually it isn’t compiled with<text:s/>any optimization options.</text:p>
      <text:p text:style-name="P212"/>
      <text:p text:style-name="P213"/>
      <text:h text:style-name="Heading3" text:outline-level="3"><text:bookmark-start text:name="_Toc289705809"/><text:bookmark-start text:name="_Toc295915824"/>How to compile<text:bookmark-end text:name="_Toc289705809"/><text:bookmark-end text:name="_Toc295915824"/></text:h>
      <text:p text:style-name="stytext"><text:span text:style-name="T214">Open the project file<text:s/></text:span><text:span text:style-name="T215">..\sensorReadersDspic30f4013\strain\strain.mcw</text:span><text:span text:style-name="T216">. It should be already configured, so you just may compile it.</text:span></text:p>
      <text:p text:style-name="stytext"><text:span text:style-name="T217">See<text:s/></text:span><text:span text:style-name="T218"><text:bookmark-ref text:ref-name="_Ref295914483" text:reference-format="text">[1]</text:bookmark-ref></text:span><text:span text:style-name="T219"><text:s/>for more information how to compile it.</text:span></text:p>
      <text:p text:style-name="P220"/>
      <text:h text:style-name="Heading1" text:outline-level="1"><text:bookmark-start text:name="_Toc289705810"/><text:bookmark-start text:name="_Toc295915825"/>Binary<text:bookmark-end text:name="_Toc289705810"/><text:bookmark-end text:name="_Toc295915825"/></text:h>
      <text:p text:style-name="stytext"><text:span text:style-name="T221">The</text:span><text:span text:style-name="T222"><text:s/>output of compilation is in<text:s/></text:span><text:span text:style-name="T223">..\sensorReadersDspic30f4013\strain\output<text:s/></text:span><text:span text:style-name="T224">folder.</text:span></text:p>
      <text:p text:style-name="P225">In order to burn binary file in Strain board flash, you can use MPLAB IDC2 or MPLAB IDC3 programmer or CanLoader application.<text:s/></text:p>
      <text:p text:style-name="P226"/>
      <text:soft-page-break/>
      <text:p text:style-name="stytext"><text:span text:style-name="T227">For more information how to flash binary see<text:s/></text:span><text:span text:style-name="T228"><text:bookmark-ref text:ref-name="_Ref295914519" text:reference-format="text">[2]</text:bookmark-ref></text:span><text:bookmark-ref text:ref-name="_Ref295914519" text:reference-format="text"/><text:span text:style-name="T229">.</text:span></text:p>
      <text:h text:style-name="Heading1" text:outline-level="1"><text:bookmark-start text:name="_Toc289705811"/><text:bookmark-start text:name="_Toc295915826"/>Reference to other documents<text:bookmark-end text:name="_Toc289705811"/><text:bookmark-end text:name="_Toc295915826"/></text:h>
      <text:list text:style-name="LFO8" text:continue-numbering="true">
        <text:list-item>
          <text:p text:style-name="P230"><text:bookmark-start text:name="_Ref288816163"/><text:bookmark-start text:name="_Ref295914483"/><text:span text:style-name="T231">RBCS-TOOL-SRC-001-firmware-dspic30f4013.</text:span><text:bookmark-end text:name="_Ref288816163"/><text:span text:style-name="T232">odt: how to set up the SRC toolchain</text:span><text:bookmark-end text:name="_Ref295914483"/></text:p>
        </text:list-item>
      </text:list>
      <text:p text:style-name="P233"><text:a xlink:href="https://robotcub.svn.sourceforge.net/svnroot/robotcub/trunk/iCub/firmware/documents/Dspic30f4013" office:target-frame-name="_top" xlink:show="replace"><text:span text:style-name="Hyperlink">https://robotcub.svn.sourceforge.net/svnroot/robotcub/trunk/iCub/firmware/documents/Dspic30f4013</text:span></text:a></text:p>
      <text:p text:style-name="P234"/>
      <text:list text:style-name="LFO8" text:continue-numbering="true">
        <text:list-item>
          <text:p text:style-name="P235"><text:bookmark-start text:name="_Ref295914519"/><text:span text:style-name="T236">RBCS-TOOL-BIN-001-firmware-dspic30f4013.odt: how to flash your executable file</text:span><text:bookmark-end text:name="_Ref295914519"/></text:p>
        </text:list-item>
      </text:list>
      <text:p text:style-name="P237"><text:a xlink:href="https://robotcub.svn.sourceforge.net/svnroot/robotcub/trunk/iCub/firmware/documents/Dspic30f4013" office:target-frame-name="_top" xlink:show="replace"><text:span text:style-name="Hyperlink">https://robotcub.svn.sourceforge.net/svnroot/robotcub/trunk/iCub/firmware/documents/Dspic30f4013</text:span></text:a></text:p>
      <text:p text:style-name="P238"><text:span text:style-name="T239"><text:s/></text:span></text:p>
      <text:list text:style-name="LFO8" text:continue-numbering="true">
        <text:list-item>
          <text:p text:style-name="P240"><text:bookmark-start text:name="_Ref295898679"/><text:span text:style-name="T241">MU2007_RBC</text:span><text:span text:style-name="T242">S_RC_STRAIN_0004.doc</text:span><text:span text:style-name="T243"><text:s text:c="2"/>in<text:s/></text:span><text:a xlink:href="https://robotcub.svn.sourceforge.net/svnroot/robotcub/trunk/iCubPlatform/doc/manuals/" office:target-frame-name="_top" xlink:show="replace"><text:span text:style-name="T244">https://robotcub.svn.sourceforge.net/svnroot/robotcub/trunk/iCubPlatform/doc/manuals/</text:span></text:a><text:bookmark-start text:name="_Ref297188636"/><text:bookmark-end text:name="_Ref295898679"/></text:p>
        </text:list-item>
      </text:list>
      <text:p text:style-name="P245"/>
      <text:list text:style-name="LFO8" text:continue-numbering="true">
        <text:list-item>
          <text:p text:style-name="P246">lib_DSPIC30F-HAL_howto_001.odt: information abou Hardware Abstraction Layer library.<text:s/><text:a xlink:href="https://robotcub.svn.sourceforge.net/svnroot/robotcub/trunk/iCub/firmware/libDspic30f4013-HAL/" office:target-frame-name="_top" xlink:show="replace"><text:span text:style-name="Hyperlink">https://robotcub.svn.sourceforge.net/svnroot/robotcub/trunk/iCub/firmware/libDspic30f4013-HAL/</text:span></text:a><text:bookmark-end text:name="_Ref297188636"/></text:p>
        </text:list-item>
      </text:list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-1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-1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-1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-1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-1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0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3" style:display-name="LFO3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65" style:parent-style-name="DefaultParagraphFont" style:family="text">
      <style:text-properties fo:language="it" fo:country="IT"/>
    </style:style>
    <style:style style:name="T166" style:parent-style-name="DefaultParagraphFont" style:family="text">
      <style:text-properties fo:language="it" fo:country="IT"/>
    </style:style>
    <style:style style:name="T167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STRAIN-application-HowTo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0288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STRAIN-appl-HowTo v. 0.0.1</text:p></draw:text-box><svg:desc/></draw:frame></text:p>
      </style:footer>
    </style:master-page>
    <style:master-page style:name="MP1" style:page-layout-name="PL1">
      <style:header>
        <text:p text:style-name="Header"><text:span text:style-name="T165"><draw:frame draw:z-index="251662336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STRAIN-application-HowTo</text:p><text:p text:style-name="Normal"/></draw:text-box><svg:desc/></draw:frame></text:span><text:span text:style-name="T166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4384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67"><text:page-number text:fixed="false">4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STRAIN-appl-HowTo v. 0.0.1</text:p><text:p text:style-name="Normal"/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Valentina Gaggero</meta:initial-creator>
    <dc:creator>user</dc:creator>
    <meta:creation-date>2011-06-15T13:27:00Z</meta:creation-date>
    <dc:date>2011-07-05T15:31:00Z</dc:date>
    <meta:print-date>2010-01-20T18:52:00Z</meta:print-date>
    <meta:template xlink:href="Normal.dotm" xlink:type="simple"/>
    <meta:editing-cycles>10</meta:editing-cycles>
    <meta:editing-duration>PT1860S</meta:editing-duration>
    <meta:user-defined meta:name="Argomento">Home Automation</meta:user-defined>
    <meta:document-statistic meta:page-count="6" meta:paragraph-count="8" meta:word-count="660" meta:character-count="4418" meta:row-count="31" meta:non-whitespace-character-count="3766"/>
  </office:meta>
</office:document-meta>
</file>